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end" style:justify-single-word="false"/>
      <style:text-properties style:font-name="Times New Roman" officeooo:rsid="0019b893" officeooo:paragraph-rsid="0019b893"/>
    </style:style>
    <style:style style:name="P2" style:family="paragraph" style:parent-style-name="Standard">
      <style:paragraph-properties fo:line-height="200%" fo:text-align="center" style:justify-single-word="false"/>
      <style:text-properties style:font-name="Times New Roman" officeooo:rsid="0019b893" officeooo:paragraph-rsid="0019b893"/>
    </style:style>
    <style:style style:name="P3" style:family="paragraph" style:parent-style-name="Standard">
      <style:paragraph-properties fo:line-height="200%" fo:text-align="start" style:justify-single-word="false"/>
      <style:text-properties style:font-name="Times New Roman" officeooo:rsid="001b91e0" officeooo:paragraph-rsid="001b91e0"/>
    </style:style>
    <style:style style:name="P4" style:family="paragraph" style:parent-style-name="Standard">
      <style:paragraph-properties fo:line-height="200%" fo:text-align="start" style:justify-single-word="false"/>
      <style:text-properties style:font-name="Times New Roman" officeooo:rsid="001da980" officeooo:paragraph-rsid="001da980"/>
    </style:style>
    <style:style style:name="P5" style:family="paragraph" style:parent-style-name="Standard" style:list-style-name="L1">
      <style:paragraph-properties fo:line-height="200%" fo:text-align="start" style:justify-single-word="false"/>
      <style:text-properties style:font-name="Times New Roman" officeooo:rsid="001da980" officeooo:paragraph-rsid="001da980"/>
    </style:style>
    <style:style style:name="P6" style:family="paragraph" style:parent-style-name="Standard" style:list-style-name="L1">
      <style:paragraph-properties fo:line-height="200%" fo:text-align="start" style:justify-single-word="false"/>
      <style:text-properties style:font-name="Times New Roman" officeooo:rsid="001e67fe" officeooo:paragraph-rsid="001e67fe"/>
    </style:style>
    <style:style style:name="P7" style:family="paragraph" style:parent-style-name="Standard">
      <style:paragraph-properties fo:line-height="200%" fo:text-align="start" style:justify-single-word="false"/>
      <style:text-properties style:font-name="Times New Roman" officeooo:rsid="00203d54" officeooo:paragraph-rsid="00203d54"/>
    </style:style>
    <style:style style:name="P8" style:family="paragraph" style:parent-style-name="Standard">
      <style:paragraph-properties fo:line-height="200%" fo:text-align="start" style:justify-single-word="false"/>
      <style:text-properties style:font-name="Times New Roman" officeooo:rsid="0021fbea" officeooo:paragraph-rsid="0021fbea"/>
    </style:style>
    <style:style style:name="P9" style:family="paragraph" style:parent-style-name="Standard">
      <style:paragraph-properties fo:line-height="200%" fo:text-align="start" style:justify-single-word="false"/>
      <style:text-properties style:font-name="Times New Roman" officeooo:rsid="0022d1d2" officeooo:paragraph-rsid="0022d1d2"/>
    </style:style>
    <style:style style:name="T1" style:family="text">
      <style:text-properties officeooo:rsid="001cb744"/>
    </style:style>
    <style:style style:name="T2" style:family="text">
      <style:text-properties officeooo:rsid="0022d1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nveer Salim</text:p>
      <text:p text:style-name="P1">RISA</text:p>
      <text:p text:style-name="P2">Traction: How To Acquire and Keep a Consistent Gain of Customers/Users</text:p>
      <text:p text:style-name="P3">Gabriel was annoyed with how spammy Google results were and not enough instant answers. He also disliked getting tracked. <text:span text:style-name="T1">True necessity is the birth of a good invention.</text:span></text:p>
      <text:p text:style-name="P4">Two main methods to gain traction:</text:p>
      <text:list xml:id="list3037639413" text:style-name="L1">
        <text:list-item>
          <text:p text:style-name="P5">Search Engine Optimization on popular search engines like DuckDuckGo and Google</text:p>
        </text:list-item>
        <text:list-item>
          <text:p text:style-name="P5">Viral Marketing: Customers bring other customers by referral</text:p>
        </text:list-item>
        <text:list-item>
          <text:p text:style-name="P6">The key to good Search Engine Optimization is good links.</text:p>
        </text:list-item>
      </text:list>
      <text:p text:style-name="P7">Get stories written about your product in blogs and news outlets.</text:p>
      <text:p text:style-name="P8">Weinberg used a “karma widget” that displays links to your social media profiles and how many followers you had on each service. People would embed it on their sites and at the bottom there would be a link back to DuckDuckGo that said new search engine.</text:p>
      <text:p text:style-name="P9">There are many methods to gain traction: list the ones below that you know you would love doing—no matter how bad you are at them in the first stages:</text:p>
      <text:p text:style-name="P9">Best Guesses:</text:p>
      <text:p text:style-name="P9">1. Content Marke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3T16:27:12.302000000</meta:creation-date>
    <dc:date>2019-10-13T17:00:53.365000000</dc:date>
    <meta:editing-duration>PT33M37S</meta:editing-duration>
    <meta:editing-cycles>8</meta:editing-cycles>
    <meta:generator>LibreOffice/6.3.2.2$Windows_X86_64 LibreOffice_project/98b30e735bda24bc04ab42594c85f7fd8be07b9c</meta:generator>
    <meta:document-statistic meta:table-count="0" meta:image-count="0" meta:object-count="0" meta:page-count="1" meta:paragraph-count="13" meta:word-count="172" meta:character-count="994" meta:non-whitespace-character-count="839"/>
  </office:meta>
</office:document-meta>
</file>